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lack-Lato" svg:font-family="Slack-Lato, appleLogo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.0417in" fo:margin-bottom="0.0417in" fo:text-indent="0in" style:auto-text-indent="false" fo:padding="0in" fo:border="none"/>
    </style:style>
    <style:style style:name="P2" style:family="paragraph" style:parent-style-name="Preformatted_20_Text">
      <style:paragraph-properties fo:margin-top="0.0417in" fo:margin-bottom="0.0417in" fo:padding="0in" fo:border="none"/>
    </style:style>
    <style:style style:name="T1" style:family="text">
      <style:text-properties fo:font-variant="normal" fo:text-transform="none" fo:color="#d1d2d3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d1d2d3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 1. which artists did not make any albums at all?-- 2. which artists did not record any tracks of the Latin genre?-- 3. which video track has the longest length? (use media type table)-- 4. find the names of the customers who live in the same city as the</text:p>
      <text:p text:style-name="P2">-- <text:s text:c="3"/>boss employee (the one who reports to nobody)-- 5. how many audio tracks were bought by German customers, and what was</text:p>
      <text:p text:style-name="P2">-- <text:s text:c="3"/>the total price paid for them?-- 6. list the names and countries of the customers supported by an employee</text:p>
      <text:p text:style-name="P2">-- <text:s text:c="3"/>who was hired younger than 35.</text:p>
      <text:p text:style-name="P1"/>
      <text:p text:style-name="P1">-- 1. show all invoices of customers from brazil (mailing address not billing)-- 2. show all invoices together with the name of the sales agent of each one-- 3. show all playlists ordered by the total number of tracks they have-- 4. which sales agent made the most in sales in 2009?-- 5. how many customers are assigned to each sales agent?-- 6. which track was purchased the most since 2010?-- 7. show the top three best-selling artists.-- 8. which customers have the same initials as at least one other customer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lack-Lato" svg:font-family="Slack-Lato, appleLogo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yler Claypool</meta:initial-creator>
    <meta:creation-date>2020-03-20T08:52:05.17</meta:creation-date>
    <meta:document-statistic meta:table-count="0" meta:image-count="0" meta:object-count="0" meta:page-count="1" meta:paragraph-count="5" meta:word-count="190" meta:character-count="1042"/>
    <dc:date>2020-03-20T08:55:22.29</dc:date>
    <dc:creator>Tyler Claypool</dc:creator>
    <meta:editing-duration>PT3M17S</meta:editing-duration>
    <meta:editing-cycles>1</meta:editing-cycles>
    <meta:generator>OpenOffice/4.1.7$Win32 OpenOffice.org_project/417m1$Build-9800</meta:generator>
  </office:meta>
</office:document-meta>
</file>